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LocatingFactoryBeanTests.testWithNullTar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LocatingFactoryBeanTests.testWithNull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LocatingFactoryBeanTests.testWithEmptyTar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LocatingFactoryBeanTests.testWithEmpty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LocatingFactoryBeanTests.testSunnyDa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LocatingFactoryBeanTests.testWhereMethodCannotB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ocatingFactoryBeanTests.test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ocatingFactoryBeanTests.testWhenTargetBeanClassCannotB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ocatingFactoryBeanTests.test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